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37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77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2" manifest:media-type="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73" manifest:media-type=""/>
  <manifest:file-entry manifest:full-path="ObjectReplacements/Object 75" manifest:media-type="application/x-openoffice-gdimetafile;windows_formatname=&quot;GDIMetaFile&quot;"/>
  <manifest:file-entry manifest:full-path="ObjectReplacements/Object 49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1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3" manifest:media-type=""/>
  <manifest:file-entry manifest:full-path="ObjectReplacements/Object 72" manifest:media-type=""/>
  <manifest:file-entry manifest:full-path="ObjectReplacements/Object 80" manifest:media-type=""/>
  <manifest:file-entry manifest:full-path="ObjectReplacements/Object 8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8.7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3" style:family="table-cell" style:parent-style-name="Default" style:data-style-name="N100">
      <style:table-cell-properties fo:background-color="#000000"/>
      <style:text-properties fo:color="#ffffff" style:font-name="Cambria" fo:font-weight="normal" style:font-weight-asian="normal" style:font-weight-complex="normal"/>
    </style:style>
    <style:style style:name="ce4" style:family="table-cell" style:parent-style-name="Default" style:data-style-name="N100">
      <style:table-cell-properties fo:background-color="#000000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</office:automatic-styles>
  <office:body>
    <office:spreadsheet>
      <table:table table:name="Feuille1" table:style-name="ta1">
        <table:table-column table:style-name="co1" table:number-columns-repeated="9" table:default-cell-style-name="ce1"/>
        <table:table-column table:style-name="co1" table:default-cell-style-name="ce4"/>
        <table:table-column table:style-name="co1" table:number-columns-repeated="32" table:default-cell-style-name="ce1"/>
        <table:table-column table:style-name="co2" table:number-columns-repeated="982" table:default-cell-style-name="ce1"/>
        <table:table-row table:style-name="ro1">
          <table:table-cell/>
          <table:table-cell office:value-type="string" calcext:value-type="string" table:number-columns-spanned="6" table:number-rows-spanned="1">
            <text:p>tablo minimal avGk rGgl(kMplesyM)</text:p>
          </table:table-cell>
          <table:covered-table-cell table:number-columns-repeated="5"/>
          <table:table-cell table:number-columns-repeated="2"/>
          <table:table-cell table:style-name="ce2"/>
          <table:table-cell office:value-type="string" calcext:value-type="string" table:number-columns-spanned="6" table:number-rows-spanned="1">
            <text:p>tablo kMple</text:p>
          </table:table-cell>
          <table:covered-table-cell/>
          <table:covered-table-cell table:style-name="ce2"/>
          <table:covered-table-cell table:number-columns-repeated="2"/>
          <table:covered-table-cell table:style-name="ce2"/>
          <table:table-cell/>
          <table:table-cell table:style-name="ce2"/>
          <table:table-cell table:number-columns-spanned="8" table:number-rows-spanned="1">
            <draw:frame table:end-cell-address="Feuille1.V1" table:end-x="14.9mm" table:end-y="6.82mm" draw:z-index="98" draw:style-name="gr1" draw:text-style-name="P1" svg:width="55.61mm" svg:height="5.35mm" svg:x="13.26mm" svg:y="1.47mm">
              <loext:p/>
              <draw:object xlink:href="./Object 101" xlink:type="simple" xlink:show="embed" xlink:actuate="onLoad"/>
              <draw:image xlink:href="./ObjectReplacements/Object 101" xlink:type="simple" xlink:show="embed" xlink:actuate="onLoad"/>
            </draw:frame>
          </table:table-cell>
          <table:covered-table-cell/>
          <table:covered-table-cell table:style-name="ce2"/>
          <table:covered-table-cell table:number-columns-repeated="2"/>
          <table:covered-table-cell table:style-name="ce2"/>
          <table:covered-table-cell table:number-columns-repeated="2"/>
          <table:table-cell table:number-columns-repeated="998"/>
        </table:table-row>
        <table:table-row table:style-name="ro1">
          <table:table-cell table:number-columns-repeated="9"/>
          <table:table-cell table:style-name="ce2"/>
          <table:table-cell office:value-type="string" calcext:value-type="string">
            <text:p>y</text:p>
          </table:table-cell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office:value-type="string" calcext:value-type="string">
            <text:p>y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00"/>
        </table:table-row>
        <table:table-row table:style-name="ro1">
          <table:table-cell table:number-columns-repeated="9"/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·</text:p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M3" table:end-x="14.1mm" table:end-y="6.26mm" draw:z-index="24" draw:style-name="gr1" draw:text-style-name="P1" svg:width="12.31mm" svg:height="6.06mm" svg:x="1.79mm" svg:y="0.2mm">
              <lo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O3" table:end-x="13.71mm" table:end-y="6.12mm" draw:z-index="23" draw:style-name="gr1" draw:text-style-name="P1" svg:width="12.38mm" svg:height="6.08mm" svg:x="1.33mm" svg:y="0.04mm">
              <lo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·</text:p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U3" table:end-x="14.63mm" table:end-y="7.42mm" draw:z-index="50" draw:style-name="gr1" draw:text-style-name="P1" svg:width="13.17mm" svg:height="6.24mm" svg:x="1.46mm" svg:y="1.18mm">
              <loext:p/>
              <draw:object xlink:href="./Object 75" xlink:type="simple" xlink:show="embed" xlink:actuate="onLoad"/>
              <draw:image xlink:href="./ObjectReplacements/Object 75" xlink:type="simple" xlink:show="embed" xlink:actuate="onLoad"/>
            </draw:frame>
          </table:table-cell>
          <table:table-cell table:style-name="ce6" office:value-type="string" calcext:value-type="string">
            <text:p>=0<text:span text:style-name="T1">-</text:span></text:p>
          </table:table-cell>
          <table:table-cell table:style-name="ce5" office:value-type="string" calcext:value-type="string">
            <text:p>=0<text:span text:style-name="T1">±</text:span></text:p>
          </table:table-cell>
          <table:table-cell table:style-name="ce6" office:value-type="string" calcext:value-type="string">
            <text:p>=0<text:span text:style-name="T1">+</text:span></text:p>
          </table:table-cell>
          <table:table-cell table:style-name="ce6">
            <draw:frame table:end-cell-address="Feuille1.Y3" table:end-x="14.44mm" table:end-y="6.99mm" draw:z-index="90" draw:style-name="gr1" draw:text-style-name="P1" svg:width="13.3mm" svg:height="6.29mm" svg:x="1.14mm" svg:y="0.7mm">
              <loext:p/>
              <draw:object xlink:href="./Object 74" xlink:type="simple" xlink:show="embed" xlink:actuate="onLoad"/>
              <draw:image xlink:href="./ObjectReplacements/Object 74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number-columns-repeated="998"/>
        </table:table-row>
        <table:table-row table:style-name="ro1">
          <table:table-cell table:number-columns-repeated="9"/>
          <table:table-cell table:style-name="ce2"/>
          <table:table-cell table:style-name="ce6" office:value-type="string" calcext:value-type="string">
            <text:p>=-∞</text:p>
          </table:table-cell>
          <table:table-cell table:style-name="ce7" office:value-type="string" calcext:value-type="string">
            <text:p>∞</text:p>
          </table:table-cell>
          <table:table-cell table:style-name="ce7" office:value-type="string" calcext:value-type="string">
            <text:p>∞</text:p>
            <draw:frame table:end-cell-address="Feuille1.N4" table:end-x="8.9mm" table:end-y="5.21mm" draw:z-index="25" draw:style-name="gr1" draw:text-style-name="P1" svg:width="9.07mm" svg:height="5.13mm" svg:x="17.82mm" svg:y="0.08mm">
              <loext:p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11"/>
          <table:table-cell table:number-columns-repeated="2" table:style-name="ce8" office:value-type="string" calcext:value-type="string">
            <text:p>-∞</text:p>
          </table:table-cell>
          <table:table-cell table:style-name="ce2" table:number-columns-repeated="2"/>
          <table:table-cell table:style-name="ce6" office:value-type="string" calcext:value-type="string">
            <text:p>=-∞</text:p>
          </table:table-cell>
          <table:table-cell table:number-columns-repeated="2" table:style-name="ce7" office:value-type="string" calcext:value-type="string">
            <text:p>∞</text:p>
          </table:table-cell>
          <table:table-cell table:style-name="ce9">
            <draw:frame table:end-cell-address="Feuille1.V4" table:end-x="13.95mm" table:end-y="6.85mm" draw:z-index="99" draw:style-name="gr1" draw:text-style-name="P1" svg:width="12.92mm" svg:height="6.19mm" svg:x="1.03mm" svg:y="0.66mm">
              <loext:p/>
              <draw:object xlink:href="./Object 100" xlink:type="simple" xlink:show="embed" xlink:actuate="onLoad"/>
              <draw:image xlink:href="./ObjectReplacements/Object 100" xlink:type="simple" xlink:show="embed" xlink:actuate="onLoad"/>
            </draw:frame>
          </table:table-cell>
          <table:table-cell table:style-name="ce11">
            <draw:frame table:end-cell-address="Feuille1.W4" table:end-x="11.96mm" table:end-y="6.1mm" draw:z-index="89" draw:style-name="gr1" draw:text-style-name="P1" svg:width="9.07mm" svg:height="5.2mm" svg:x="2.89mm" svg:y="0.9mm">
              <loext:p/>
              <draw:object xlink:href="./Object 76" xlink:type="simple" xlink:show="embed" xlink:actuate="onLoad"/>
              <draw:image xlink:href="./ObjectReplacements/Object 76" xlink:type="simple" xlink:show="embed" xlink:actuate="onLoad"/>
            </draw:frame>
          </table:table-cell>
          <table:table-cell table:style-name="ce9">
            <draw:frame table:end-cell-address="Feuille1.X4" table:end-x="14.8mm" table:end-y="6.7mm" draw:z-index="100" draw:style-name="gr1" draw:text-style-name="P1" svg:width="12.92mm" svg:height="6.19mm" svg:x="1.88mm" svg:y="0.51m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 table:style-name="ce8" office:value-type="string" calcext:value-type="string">
            <text:p>-∞</text:p>
          </table:table-cell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6">
            <draw:frame table:end-cell-address="Feuille1.K5" table:end-x="13.93mm" table:end-y="6.51mm" draw:z-index="22" draw:style-name="gr1" draw:text-style-name="P1" svg:width="12.4mm" svg:height="6.08mm" svg:x="1.53mm" svg:y="0.43mm">
              <lo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8" office:value-type="string" calcext:value-type="string">
            <text:p>∞</text:p>
            <draw:frame table:end-cell-address="Feuille1.M5" table:end-x="12.17mm" table:end-y="6.25mm" draw:z-index="26" draw:style-name="gr1" draw:text-style-name="P1" svg:width="12.3mm" svg:height="6.05mm" svg:x="17.87mm" svg:y="0.2mm">
              <loext:p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11"/>
          <table:table-cell table:style-name="ce9" office:value-type="float" office:value="0" calcext:value-type="float">
            <text:p>0</text:p>
            <draw:frame table:end-cell-address="Feuille1.O5" table:end-x="12.15mm" table:end-y="6.1mm" draw:z-index="29" draw:style-name="gr1" draw:text-style-name="P1" svg:width="12.39mm" svg:height="6.08mm" svg:x="17.75mm" svg:y="0.02mm">
              <loext:p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8"/>
          <table:table-cell table:style-name="ce7" office:value-type="string" calcext:value-type="string">
            <text:p>-∞</text:p>
          </table:table-cell>
          <table:table-cell table:style-name="ce3" table:number-columns-repeated="2"/>
          <table:table-cell table:style-name="ce6">
            <draw:frame table:end-cell-address="Feuille1.S5" table:end-x="13.94mm" table:end-y="6.51mm" draw:z-index="49" draw:style-name="gr1" draw:text-style-name="P1" svg:width="12.4mm" svg:height="6.08mm" svg:x="1.54mm" svg:y="0.43mm">
              <loext:p/>
              <draw:object xlink:href="./Object 73" xlink:type="simple" xlink:show="embed" xlink:actuate="onLoad"/>
              <draw:image xlink:href="./ObjectReplacements/Object 73" xlink:type="simple" xlink:show="embed" xlink:actuate="onLoad"/>
            </draw:frame>
          </table:table-cell>
          <table:table-cell table:style-name="ce8" office:value-type="string" calcext:value-type="string">
            <text:p>∞</text:p>
          </table:table-cell>
          <table:table-cell table:style-name="ce11">
            <draw:frame table:end-cell-address="Feuille1.U5" table:end-x="14.24mm" table:end-y="7.89mm" draw:z-index="51" draw:style-name="gr1" draw:text-style-name="P1" svg:width="12.3mm" svg:height="6.05mm" svg:x="1.94mm" svg:y="1.84mm">
              <loext:p/>
              <draw:object xlink:href="./Object 77" xlink:type="simple" xlink:show="embed" xlink:actuate="onLoad"/>
              <draw:image xlink:href="./ObjectReplacements/Object 77" xlink:type="simple" xlink:show="embed" xlink:actuate="onLoad"/>
            </draw:frame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8">
            <draw:frame table:end-cell-address="Feuille1.Y5" table:end-x="12.98mm" table:end-y="6.91mm" draw:z-index="91" draw:style-name="gr1" draw:text-style-name="P1" svg:width="12.39mm" svg:height="6.08mm" svg:x="0.59mm" svg:y="0.83mm">
              <loext:p/>
              <draw:object xlink:href="./Object 81" xlink:type="simple" xlink:show="embed" xlink:actuate="onLoad"/>
              <draw:image xlink:href="./ObjectReplacements/Object 81" xlink:type="simple" xlink:show="embed" xlink:actuate="onLoad"/>
            </draw:frame>
          </table:table-cell>
          <table:table-cell table:style-name="ce7" office:value-type="string" calcext:value-type="string">
            <text:p>-∞</text:p>
          </table:table-cell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0</text:p>
            <draw:frame table:end-cell-address="Feuille1.L6" table:end-x="9.02mm" table:end-y="5.18mm" draw:z-index="30" draw:style-name="gr1" draw:text-style-name="P1" svg:width="9.07mm" svg:height="5.13mm" svg:x="17.94mm" svg:y="0.05mm">
              <loext:p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  <draw:frame table:end-cell-address="Feuille1.P6" table:end-x="8.76mm" table:end-y="5.18mm" draw:z-index="31" draw:style-name="gr1" draw:text-style-name="P1" svg:width="9.07mm" svg:height="5.13mm" svg:x="17.68mm" svg:y="0.05mm">
              <loext:p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9"/>
          <table:table-cell table:style-name="ce3" table:number-columns-repeated="2"/>
          <table:table-cell table:style-name="ce6" office:value-type="string" calcext:value-type="string">
            <text:p>=0<text:span text:style-name="T1">-</text:span></text:p>
          </table:table-cell>
          <table:table-cell table:style-name="ce8" office:value-type="string" calcext:value-type="string">
            <text:p>∞</text:p>
          </table:table-cell>
          <table:table-cell table:style-name="ce9" office:value-type="string" calcext:value-type="string">
            <text:p>0<text:span text:style-name="T1">+</text:span></text:p>
          </table:table-cell>
          <table:table-cell table:style-name="ce9" office:value-type="string" calcext:value-type="string">
            <text:p>0<text:span text:style-name="T1">+</text:span>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<text:span text:style-name="T1">-</text:span></text:p>
          </table:table-cell>
          <table:table-cell table:style-name="ce9" table:number-columns-repeated="2"/>
          <table:table-cell table:style-name="ce3" table:number-columns-repeated="2"/>
          <table:table-cell table:number-columns-repeated="996"/>
        </table:table-row>
        <table:table-row table:style-name="ro2">
          <table:table-cell table:number-columns-repeated="9"/>
          <table:table-cell table:style-name="ce3"/>
          <table:table-cell table:style-name="ce6">
            <draw:frame table:end-cell-address="Feuille1.K7" table:end-x="12.75mm" table:end-y="7.06mm" draw:z-index="21" draw:style-name="gr1" draw:text-style-name="P1" svg:width="12.39mm" svg:height="6.08mm" svg:x="0.36mm" svg:y="0.98mm">
              <loext:p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8" office:value-type="string" calcext:value-type="string">
            <text:p>-∞</text:p>
            <draw:frame table:end-cell-address="Feuille1.M7" table:end-x="12.26mm" table:end-y="6.15mm" draw:z-index="28" draw:style-name="gr1" draw:text-style-name="P1" svg:width="12.39mm" svg:height="6.08mm" svg:x="17.87mm" svg:y="0.07mm">
              <loext:p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7">
            <draw:frame table:end-cell-address="Feuille1.N8" table:end-x="8.9mm" table:end-y="5.08mm" draw:z-index="32" draw:style-name="gr1" draw:text-style-name="P1" svg:width="9.07mm" svg:height="5.13mm" svg:x="17.82mm" svg:y="8.74mm">
              <loext:p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9" office:value-type="float" office:value="0" calcext:value-type="float">
            <text:p>0</text:p>
            <draw:frame table:end-cell-address="Feuille1.O7" table:end-x="12.05mm" table:end-y="6.13mm" draw:z-index="27" draw:style-name="gr1" draw:text-style-name="P1" svg:width="12.3mm" svg:height="6.05mm" svg:x="17.74mm" svg:y="0.08mm">
              <loext:p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8"/>
          <table:table-cell table:style-name="ce7" office:value-type="string" calcext:value-type="string">
            <text:p>∞</text:p>
          </table:table-cell>
          <table:table-cell table:style-name="ce3" table:number-columns-repeated="2"/>
          <table:table-cell table:style-name="ce6" office:value-type="string" calcext:value-type="string">
            <text:p>=0<text:span text:style-name="T1">±</text:span></text:p>
          </table:table-cell>
          <table:table-cell table:style-name="ce9">
            <draw:frame table:end-cell-address="Feuille1.T7" table:end-x="11.08mm" table:end-y="5.86mm" draw:z-index="93" draw:style-name="gr1" draw:text-style-name="P1" svg:width="9.07mm" svg:height="5.13mm" svg:x="2.01mm" svg:y="0.73mm">
              <loext:p/>
              <draw:object xlink:href="./Object 79" xlink:type="simple" xlink:show="embed" xlink:actuate="onLoad"/>
              <draw:image xlink:href="./ObjectReplacements/Object 79" xlink:type="simple" xlink:show="embed" xlink:actuate="onLoad"/>
            </draw:frame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  <draw:frame table:end-cell-address="Feuille1.Z7" table:end-x="8.74mm" table:end-y="5.2mm" draw:z-index="94" draw:style-name="gr1" draw:text-style-name="P1" svg:width="9.07mm" svg:height="5.13mm" svg:x="17.66mm" svg:y="0.07mm">
              <loext:p/>
              <draw:object xlink:href="./Object 83" xlink:type="simple" xlink:show="embed" xlink:actuate="onLoad"/>
              <draw:image xlink:href="./ObjectReplacements/Object 83" xlink:type="simple" xlink:show="embed" xlink:actuate="onLoad"/>
            </draw:frame>
          </table:table-cell>
          <table:table-cell table:style-name="ce9"/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∞</text:p>
          </table:table-cell>
          <table:table-cell table:number-columns-repeated="2" table:style-name="ce7" office:value-type="string" calcext:value-type="string">
            <text:p>-∞</text:p>
          </table:table-cell>
          <table:table-cell table:style-name="ce11"/>
          <table:table-cell table:number-columns-repeated="2" table:style-name="ce7" office:value-type="string" calcext:value-type="string">
            <text:p>∞</text:p>
          </table:table-cell>
          <table:table-cell table:style-name="ce3" table:number-columns-repeated="2"/>
          <table:table-cell table:style-name="ce6" office:value-type="string" calcext:value-type="string">
            <text:p>=0<text:span text:style-name="T1">+</text:span></text:p>
          </table:table-cell>
          <table:table-cell table:style-name="ce8" office:value-type="string" calcext:value-type="string">
            <text:p>-∞</text:p>
          </table:table-cell>
          <table:table-cell table:style-name="ce9" table:number-columns-repeated="6"/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style-name="ce6">
            <draw:frame table:end-cell-address="Feuille1.S9" table:end-x="12.77mm" table:end-y="6.27mm" draw:z-index="95" draw:style-name="gr1" draw:text-style-name="P1" svg:width="12.39mm" svg:height="6.08mm" svg:x="0.38mm" svg:y="0.19mm">
              <loext:p/>
              <draw:object xlink:href="./Object 72" xlink:type="simple" xlink:show="embed" xlink:actuate="onLoad"/>
              <draw:image xlink:href="./ObjectReplacements/Object 72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7">
            <draw:frame table:end-cell-address="Feuille1.U9" table:end-x="14.67mm" table:end-y="7.16mm" draw:z-index="92" draw:style-name="gr1" draw:text-style-name="P1" svg:width="12.39mm" svg:height="6.08mm" svg:x="2.28mm" svg:y="1.08mm">
              <loext:p/>
              <draw:object xlink:href="./Object 78" xlink:type="simple" xlink:show="embed" xlink:actuate="onLoad"/>
              <draw:image xlink:href="./ObjectReplacements/Object 78" xlink:type="simple" xlink:show="embed" xlink:actuate="onLoad"/>
            </draw:frame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8">
            <draw:frame table:end-cell-address="Feuille1.Y9" table:end-x="14.22mm" table:end-y="6.49mm" draw:z-index="97" draw:style-name="gr1" draw:text-style-name="P1" svg:width="12.29mm" svg:height="6.05mm" svg:x="1.93mm" svg:y="0.44mm">
              <loext:p/>
              <draw:object xlink:href="./Object 82" xlink:type="simple" xlink:show="embed" xlink:actuate="onLoad"/>
              <draw:image xlink:href="./ObjectReplacements/Object 82" xlink:type="simple" xlink:show="embed" xlink:actuate="onLoad"/>
            </draw:frame>
          </table:table-cell>
          <table:table-cell table:style-name="ce7" office:value-type="string" calcext:value-type="string">
            <text:p>∞</text:p>
          </table:table-cell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M10" table:end-x="14.1mm" table:end-y="6.16mm" draw:z-index="11" draw:style-name="gr1" draw:text-style-name="P1" svg:width="12.31mm" svg:height="5.96mm" svg:x="1.79mm" svg:y="0.2m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O10" table:end-x="13.72mm" table:end-y="6.02mm" draw:z-index="10" draw:style-name="gr1" draw:text-style-name="P1" svg:width="12.38mm" svg:height="5.98mm" svg:x="1.34mm" svg:y="0.04m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style-name="ce3" table:number-columns-repeated="2"/>
          <table:table-cell table:style-name="ce6" office:value-type="string" calcext:value-type="string">
            <text:p>=∞</text:p>
          </table:table-cell>
          <table:table-cell table:number-columns-repeated="2" table:style-name="ce7" office:value-type="string" calcext:value-type="string">
            <text:p>-∞</text:p>
          </table:table-cell>
          <table:table-cell table:style-name="ce9"/>
          <table:table-cell table:style-name="ce11">
            <draw:frame table:end-cell-address="Feuille1.W10" table:end-x="12.3mm" table:end-y="6.56mm" draw:z-index="96" draw:style-name="gr1" draw:text-style-name="P1" svg:width="9.07mm" svg:height="5.13mm" svg:x="3.23mm" svg:y="1.43mm">
              <loext:p/>
              <draw:object xlink:href="./Object 80" xlink:type="simple" xlink:show="embed" xlink:actuate="onLoad"/>
              <draw:image xlink:href="./ObjectReplacements/Object 80" xlink:type="simple" xlink:show="embed" xlink:actuate="onLoad"/>
            </draw:frame>
          </table:table-cell>
          <table:table-cell table:style-name="ce9"/>
          <table:table-cell table:number-columns-repeated="2" table:style-name="ce7" office:value-type="string" calcext:value-type="string">
            <text:p>∞</text:p>
          </table:table-cell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-∞</text:p>
          </table:table-cell>
          <table:table-cell table:style-name="ce10">
            <draw:frame table:end-cell-address="Feuille1.L11" table:end-x="12.54mm" table:end-y="5.98mm" draw:z-index="12" draw:style-name="gr1" draw:text-style-name="P1" svg:width="12.49mm" svg:height="5.94mm" svg:x="0.05mm" svg:y="0.04mm">
              <lo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style-name="ce7" office:value-type="string" calcext:value-type="string">
            <text:p>∞</text:p>
          </table:table-cell>
          <table:table-cell table:style-name="ce11" office:value-type="string" calcext:value-type="string">
            <text:p>∈{-∞ ;∞}</text:p>
          </table:table-cell>
          <table:table-cell table:style-name="ce8" office:value-type="string" calcext:value-type="string">
            <text:p>-∞</text:p>
          </table:table-cell>
          <table:table-cell table:style-name="ce8">
            <draw:frame table:end-cell-address="Feuille1.P11" table:end-x="13.66mm" table:end-y="6.65mm" draw:z-index="13" draw:style-name="gr1" draw:text-style-name="P1" svg:width="12.49mm" svg:height="5.94mm" svg:x="1.17mm" svg:y="0.71mm">
              <lo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3" table:number-columns-repeated="5"/>
          <table:table-cell table:number-columns-repeated="4"/>
          <table:table-cell table:style-name="ce3" table:number-columns-repeated="3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6">
            <draw:frame table:end-cell-address="Feuille1.K12" table:end-x="13.93mm" table:end-y="6.16mm" draw:z-index="9" draw:style-name="gr1" draw:text-style-name="P1" svg:width="12.39mm" svg:height="5.98mm" svg:x="1.54mm" svg:y="0.18m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ce9" office:value-type="float" office:value="0" calcext:value-type="float">
            <text:p>0</text:p>
          </table:table-cell>
          <table:table-cell table:style-name="ce11">
            <draw:frame table:end-cell-address="Feuille1.M12" table:end-x="12.47mm" table:end-y="5.98mm" draw:z-index="16" draw:style-name="gr1" draw:text-style-name="P1" svg:width="12.38mm" svg:height="5.99mm" svg:x="0.09mm" svg:y="-0.01mm">
              <lo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style-name="ce11" office:value-type="string" calcext:value-type="string">
            <text:p>∈{-∞ ;∞}</text:p>
            <draw:frame table:end-cell-address="Feuille1.N13" table:end-x="9.2mm" table:end-y="5.02mm" draw:z-index="15" draw:style-name="gr1" draw:text-style-name="P1" svg:width="9.06mm" svg:height="5.05mm" svg:x="0.14mm" svg:y="7.98mm">
              <loext:p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table:end-cell-address="Feuille1.O12" table:end-x="12.16mm" table:end-y="5.98mm" draw:z-index="18" draw:style-name="gr1" draw:text-style-name="P1" svg:width="12.39mm" svg:height="5.99mm" svg:x="17.76mm" svg:y="-0.01mm">
              <lo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3" table:number-columns-repeated="2"/>
          <table:table-cell table:style-name="ce6" office:value-type="string" calcext:value-type="string">
            <text:p>=0<text:span text:style-name="T1">+</text:span></text:p>
          </table:table-cell>
          <table:table-cell table:style-name="ce9" table:number-columns-repeated="7"/>
          <table:table-cell table:style-name="ce3"/>
          <table:table-cell table:style-name="ce6" office:value-type="string" calcext:value-type="string">
            <text:p>=0<text:span text:style-name="T1">-</text:span></text:p>
          </table:table-cell>
          <table:table-cell table:style-name="ce6" office:value-type="string" calcext:value-type="string">
            <text:p>=0<text:span text:style-name="T1">+</text:span>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0</text:p>
          </table:table-cell>
          <table:table-cell table:style-name="ce9" office:value-type="float" office:value="0" calcext:value-type="float">
            <text:p>0</text:p>
            <draw:frame table:end-cell-address="Feuille1.M14" table:end-x="12.18mm" table:end-y="5.9mm" draw:z-index="19" draw:style-name="gr1" draw:text-style-name="P1" svg:width="12.31mm" svg:height="5.96mm" svg:x="17.87mm" svg:y="7.95mm">
              <loext:p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9" office:value-type="float" office:value="0" calcext:value-type="float">
            <text:p>0</text:p>
          </table:table-cell>
          <table:table-cell table:style-name="ce11">
            <draw:frame table:end-cell-address="Feuille1.O14" table:end-x="12.14mm" table:end-y="5.92mm" draw:z-index="20" draw:style-name="gr1" draw:text-style-name="P1" svg:width="12.38mm" svg:height="5.98mm" svg:x="17.75mm" svg:y="7.95mm">
              <lo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table:number-columns-repeated="2"/>
          <table:table-cell table:style-name="ce6" office:value-type="string" calcext:value-type="string">
            <text:p>=0<text:span text:style-name="T1">-</text:span></text:p>
          </table:table-cell>
          <table:table-cell table:style-name="ce9" table:number-columns-repeated="7"/>
          <table:table-cell table:style-name="ce3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6">
            <draw:frame table:end-cell-address="Feuille1.K14" table:end-x="12.75mm" table:end-y="6.4mm" draw:z-index="8" draw:style-name="gr1" draw:text-style-name="P1" svg:width="12.39mm" svg:height="5.98mm" svg:x="0.36mm" svg:y="0.42m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0" office:value-type="float" office:value="0" calcext:value-type="float">
            <text:p>0</text:p>
          </table:table-cell>
          <table:table-cell table:style-name="ce7"/>
          <table:table-cell table:style-name="ce11" office:value-type="string" calcext:value-type="string">
            <text:p>∈{-∞ ;∞}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3"/>
          <table:table-cell table:style-name="ce3" table:number-columns-repeated="2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∞</text:p>
          </table:table-cell>
          <table:table-cell table:style-name="ce10">
            <draw:frame table:end-cell-address="Feuille1.L15" table:end-x="12.54mm" table:end-y="6.58mm" draw:z-index="14" draw:style-name="gr1" draw:text-style-name="P1" svg:width="12.49mm" svg:height="5.93mm" svg:x="0.05mm" svg:y="0.65m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7" office:value-type="string" calcext:value-type="string">
            <text:p>-∞</text:p>
          </table:table-cell>
          <table:table-cell table:style-name="ce11" office:value-type="string" calcext:value-type="string">
            <text:p>∈{-∞ ;∞}</text:p>
          </table:table-cell>
          <table:table-cell table:style-name="ce8" office:value-type="string" calcext:value-type="string">
            <text:p>∞</text:p>
          </table:table-cell>
          <table:table-cell table:style-name="ce8">
            <draw:frame table:end-cell-address="Feuille1.P15" table:end-x="12.65mm" table:end-y="6.58mm" draw:z-index="17" draw:style-name="gr1" draw:text-style-name="P1" svg:width="12.49mm" svg:height="5.93mm" svg:x="0.16mm" svg:y="0.65m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3" table:number-columns-repeated="6"/>
          <table:table-cell table:number-columns-repeated="3"/>
          <table:table-cell table:style-name="ce3" table:number-columns-repeated="2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 table:number-columns-repeated="9"/>
          <table:table-cell table:style-name="ce2" table:number-columns-repeated="4"/>
          <table:table-cell table:number-columns-repeated="3"/>
          <table:table-cell table:style-name="ce2" table:number-columns-repeated="2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M17" table:end-x="14.1mm" table:end-y="6.14mm" draw:z-index="3" draw:style-name="gr1" draw:text-style-name="P1" svg:width="12.31mm" svg:height="5.96mm" svg:x="1.79mm" svg:y="0.18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O17" table:end-x="13.71mm" table:end-y="6mm" draw:z-index="2" draw:style-name="gr1" draw:text-style-name="P1" svg:width="12.38mm" svg:height="5.98mm" svg:x="1.33mm" svg:y="0.02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style-name="ce3" table:number-columns-repeated="2"/>
          <table:table-cell table:style-name="ce2" table:number-columns-repeated="4"/>
          <table:table-cell table:number-columns-repeated="3"/>
          <table:table-cell table:style-name="ce2" table:number-columns-repeated="2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-∞</text:p>
          </table:table-cell>
          <table:table-cell table:style-name="ce8" office:value-type="string" calcext:value-type="string">
            <text:p>-∞</text:p>
            <draw:frame table:end-cell-address="Feuille1.M19" table:end-x="12.18mm" table:end-y="5.94mm" draw:z-index="35" draw:style-name="gr1" draw:text-style-name="P1" svg:width="12.31mm" svg:height="5.96mm" svg:x="17.87mm" svg:y="7.99mm">
              <loext:p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8" office:value-type="string" calcext:value-type="string">
            <text:p>-∞</text:p>
            <draw:frame table:end-cell-address="Feuille1.O19" table:end-x="8.91mm" table:end-y="4.97mm" draw:z-index="40" draw:style-name="gr1" draw:text-style-name="P1" svg:width="9.03mm" svg:height="5.11mm" svg:x="17.87mm" svg:y="7.87mm">
              <loext:p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8" office:value-type="string" calcext:value-type="string">
            <text:p>-∞</text:p>
            <draw:frame table:end-cell-address="Feuille1.P18" table:end-x="8.74mm" table:end-y="5.04mm" draw:z-index="34" draw:style-name="gr1" draw:text-style-name="P1" svg:width="9.06mm" svg:height="5.05mm" svg:x="17.67mm" svg:y="-0.01mm">
              <loext:p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9"/>
          <table:table-cell table:style-name="ce3" table:number-columns-repeated="2"/>
          <table:table-cell table:style-name="ce2" table:number-columns-repeated="4"/>
          <table:table-cell table:number-columns-repeated="3"/>
          <table:table-cell table:style-name="ce2" table:number-columns-repeated="2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6">
            <draw:frame table:end-cell-address="Feuille1.K19" table:end-x="13.93mm" table:end-y="6.14mm" draw:z-index="1" draw:style-name="gr1" draw:text-style-name="P1" svg:width="12.4mm" svg:height="5.98mm" svg:x="1.53mm" svg:y="0.16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Feuille1.K19" table:end-x="13.93mm" table:end-y="6.16mm" draw:z-index="37" draw:style-name="gr1" draw:text-style-name="P1" svg:width="12.39mm" svg:height="5.98mm" svg:x="1.54mm" svg:y="0.18mm">
              <lo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∞</text:p>
          </table:table-cell>
          <table:table-cell table:style-name="ce3" table:number-columns-repeated="2"/>
          <table:table-cell table:style-name="ce2" table:number-columns-repeated="4"/>
          <table:table-cell table:number-columns-repeated="3"/>
          <table:table-cell table:style-name="ce2" table:number-columns-repeated="2"/>
          <table:table-cell table:style-name="ce9" table:number-columns-repeated="2"/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style-name="ce6" office:value-type="string" calcext:value-type="string">
            <text:p>=0</text:p>
          </table:table-cell>
          <table:table-cell table:style-name="ce8" office:value-type="string" calcext:value-type="string">
            <text:p>-∞</text:p>
            <draw:frame table:end-cell-address="Feuille1.M21" table:end-x="8.95mm" table:end-y="5.02mm" draw:z-index="42" draw:style-name="gr1" draw:text-style-name="P1" svg:width="9.03mm" svg:height="5.11mm" svg:x="17.92mm" svg:y="7.92mm">
              <loext:p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11" office:value-type="string" calcext:value-type="string">
            <text:p>0</text:p>
            <draw:frame table:end-cell-address="Feuille1.O21" table:end-x="12.25mm" table:end-y="5.9mm" draw:z-index="41" draw:style-name="gr1" draw:text-style-name="P1" svg:width="12.38mm" svg:height="5.99mm" svg:x="17.86mm" svg:y="7.92mm">
              <loext:p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8" office:value-type="string" calcext:value-type="string">
            <text:p>∞</text:p>
          </table:table-cell>
          <table:table-cell table:style-name="ce3" table:number-columns-repeated="2"/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U20" table:end-x="14.1mm" table:end-y="6.16mm" draw:z-index="63" draw:style-name="gr1" draw:text-style-name="P1" svg:width="12.31mm" svg:height="5.96mm" svg:x="1.79mm" svg:y="0.2mm">
              <loext:p/>
              <draw:object xlink:href="./Object 62" xlink:type="simple" xlink:show="embed" xlink:actuate="onLoad"/>
              <draw:image xlink:href="./ObjectReplacements/Object 62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W20" table:end-x="13.7mm" table:end-y="6.02mm" draw:z-index="62" draw:style-name="gr1" draw:text-style-name="P1" svg:width="12.38mm" svg:height="5.98mm" svg:x="1.32mm" svg:y="0.04mm">
              <loext:p/>
              <draw:object xlink:href="./Object 61" xlink:type="simple" xlink:show="embed" xlink:actuate="onLoad"/>
              <draw:image xlink:href="./ObjectReplacements/Object 61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style-name="ce3" table:number-columns-repeated="4"/>
          <table:table-cell table:number-columns-repeated="996"/>
        </table:table-row>
        <table:table-row table:style-name="ro1">
          <table:table-cell table:number-columns-repeated="9"/>
          <table:table-cell table:style-name="ce3"/>
          <table:table-cell table:style-name="ce6">
            <draw:frame table:end-cell-address="Feuille1.K21" table:end-x="12.75mm" table:end-y="6.43mm" draw:z-index="0" draw:style-name="gr1" draw:text-style-name="P1" svg:width="12.39mm" svg:height="5.98mm" svg:x="0.36mm" svg:y="0.4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Feuille1.K21" table:end-x="12.75mm" table:end-y="6.44mm" draw:z-index="36" draw:style-name="gr1" draw:text-style-name="P1" svg:width="12.39mm" svg:height="5.98mm" svg:x="0.36mm" svg:y="0.46mm">
              <loext:p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∞</text:p>
          </table:table-cell>
          <table:table-cell table:style-name="ce3" table:number-columns-repeated="2"/>
          <table:table-cell table:style-name="ce6" office:value-type="string" calcext:value-type="string">
            <text:p>=-∞</text:p>
          </table:table-cell>
          <table:table-cell table:style-name="ce10">
            <draw:frame table:end-cell-address="Feuille1.T21" table:end-x="12.55mm" table:end-y="5.98mm" draw:z-index="64" draw:style-name="gr1" draw:text-style-name="P1" svg:width="12.49mm" svg:height="5.94mm" svg:x="0.06mm" svg:y="0.04mm">
              <loext:p/>
              <draw:object xlink:href="./Object 63" xlink:type="simple" xlink:show="embed" xlink:actuate="onLoad"/>
              <draw:image xlink:href="./ObjectReplacements/Object 63" xlink:type="simple" xlink:show="embed" xlink:actuate="onLoad"/>
            </draw:frame>
          </table:table-cell>
          <table:table-cell table:style-name="ce7" office:value-type="string" calcext:value-type="string">
            <text:p>∞</text:p>
          </table:table-cell>
          <table:table-cell table:style-name="ce11" office:value-type="string" calcext:value-type="string">
            <text:p>∈{-∞ ;∞}</text:p>
          </table:table-cell>
          <table:table-cell table:style-name="ce8" office:value-type="string" calcext:value-type="string">
            <text:p>-∞</text:p>
          </table:table-cell>
          <table:table-cell table:style-name="ce8">
            <draw:frame table:end-cell-address="Feuille1.X21" table:end-x="13.66mm" table:end-y="6.65mm" draw:z-index="65" draw:style-name="gr1" draw:text-style-name="P1" svg:width="12.49mm" svg:height="5.94mm" svg:x="1.17mm" svg:y="0.71mm">
              <loext:p/>
              <draw:object xlink:href="./Object 64" xlink:type="simple" xlink:show="embed" xlink:actuate="onLoad"/>
              <draw:image xlink:href="./ObjectReplacements/Object 64" xlink:type="simple" xlink:show="embed" xlink:actuate="onLoad"/>
            </draw:frame>
          </table:table-cell>
          <table:table-cell table:style-name="ce3" table:number-columns-repeated="4"/>
          <table:table-cell table:number-columns-repeated="996"/>
        </table:table-row>
        <table:table-row table:style-name="ro1">
          <table:table-cell table:number-columns-repeated="9"/>
          <table:table-cell table:style-name="ce1"/>
          <table:table-cell table:style-name="ce6" office:value-type="string" calcext:value-type="string">
            <text:p>=∞</text:p>
            <draw:frame table:end-cell-address="Feuille1.L22" table:end-x="9mm" table:end-y="5.08mm" draw:z-index="33" draw:style-name="gr1" draw:text-style-name="P1" svg:width="9.06mm" svg:height="5.05mm" svg:x="17.93mm" svg:y="0.03mm">
              <loext:p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10"/>
          <table:table-cell table:number-columns-repeated="4" table:style-name="ce8" office:value-type="string" calcext:value-type="string">
            <text:p>∞</text:p>
          </table:table-cell>
          <table:table-cell table:number-columns-repeated="2"/>
          <table:table-cell table:style-name="ce6">
            <draw:frame table:end-cell-address="Feuille1.S22" table:end-x="13.94mm" table:end-y="6.18mm" draw:z-index="61" draw:style-name="gr1" draw:text-style-name="P1" svg:width="12.39mm" svg:height="5.98mm" svg:x="1.55mm" svg:y="0.2mm">
              <loext:p/>
              <draw:object xlink:href="./Object 60" xlink:type="simple" xlink:show="embed" xlink:actuate="onLoad"/>
              <draw:image xlink:href="./ObjectReplacements/Object 60" xlink:type="simple" xlink:show="embed" xlink:actuate="onLoad"/>
            </draw:frame>
          </table:table-cell>
          <table:table-cell table:style-name="ce9" office:value-type="float" office:value="0" calcext:value-type="float">
            <text:p>0</text:p>
          </table:table-cell>
          <table:table-cell table:style-name="ce11">
            <draw:frame table:end-cell-address="Feuille1.U22" table:end-x="12.47mm" table:end-y="6mm" draw:z-index="68" draw:style-name="gr1" draw:text-style-name="P1" svg:width="12.38mm" svg:height="5.99mm" svg:x="0.09mm" svg:y="0.01mm">
              <loext:p/>
              <draw:object xlink:href="./Object 67" xlink:type="simple" xlink:show="embed" xlink:actuate="onLoad"/>
              <draw:image xlink:href="./ObjectReplacements/Object 67" xlink:type="simple" xlink:show="embed" xlink:actuate="onLoad"/>
            </draw:frame>
          </table:table-cell>
          <table:table-cell table:style-name="ce11" office:value-type="string" calcext:value-type="string">
            <text:p>∈{-∞ ;∞}</text:p>
            <draw:frame table:end-cell-address="Feuille1.W22" table:end-x="12.14mm" table:end-y="6mm" draw:z-index="70" draw:style-name="gr1" draw:text-style-name="P1" svg:width="12.39mm" svg:height="5.99mm" svg:x="17.74mm" svg:y="0.01mm">
              <loext:p/>
              <draw:object xlink:href="./Object 69" xlink:type="simple" xlink:show="embed" xlink:actuate="onLoad"/>
              <draw:image xlink:href="./ObjectReplacements/Object 69" xlink:type="simple" xlink:show="embed" xlink:actuate="onLoad"/>
            </draw:frame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996"/>
        </table:table-row>
        <table:table-row table:style-name="ro1">
          <table:table-cell table:number-columns-repeated="9"/>
          <table:table-cell table:style-name="ce1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=0</text:p>
          </table:table-cell>
          <table:table-cell table:style-name="ce9" office:value-type="float" office:value="0" calcext:value-type="float">
            <text:p>0</text:p>
            <draw:frame table:end-cell-address="Feuille1.U24" table:end-x="12.2mm" table:end-y="5.9mm" draw:z-index="71" draw:style-name="gr1" draw:text-style-name="P1" svg:width="12.31mm" svg:height="5.96mm" svg:x="17.88mm" svg:y="7.95mm">
              <loext:p/>
              <draw:object xlink:href="./Object 70" xlink:type="simple" xlink:show="embed" xlink:actuate="onLoad"/>
              <draw:image xlink:href="./ObjectReplacements/Object 70" xlink:type="simple" xlink:show="embed" xlink:actuate="onLoad"/>
            </draw:frame>
          </table:table-cell>
          <table:table-cell table:style-name="ce9" office:value-type="float" office:value="0" calcext:value-type="float">
            <text:p>0</text:p>
          </table:table-cell>
          <table:table-cell table:style-name="ce11">
            <draw:frame table:end-cell-address="Feuille1.V23" table:end-x="9.18mm" table:end-y="5.04mm" draw:z-index="67" draw:style-name="gr1" draw:text-style-name="P1" svg:width="9.06mm" svg:height="5.05mm" svg:x="0.12mm" svg:y="-0.01mm">
              <loext:p/>
              <draw:object xlink:href="./Object 66" xlink:type="simple" xlink:show="embed" xlink:actuate="onLoad"/>
              <draw:image xlink:href="./ObjectReplacements/Object 66" xlink:type="simple" xlink:show="embed" xlink:actuate="onLoad"/>
            </draw:frame>
            <draw:frame table:end-cell-address="Feuille1.W24" table:end-x="12.12mm" table:end-y="5.92mm" draw:z-index="72" draw:style-name="gr1" draw:text-style-name="P1" svg:width="12.38mm" svg:height="5.98mm" svg:x="17.73mm" svg:y="7.95mm">
              <loext:p/>
              <draw:object xlink:href="./Object 71" xlink:type="simple" xlink:show="embed" xlink:actuate="onLoad"/>
              <draw:image xlink:href="./ObjectReplacements/Object 71" xlink:type="simple" xlink:show="embed" xlink:actuate="onLoad"/>
            </draw:frame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number-columns-repeated="9"/>
          <table:table-cell table:style-name="ce1"/>
          <table:table-cell table:style-name="ce5" office:value-type="string" calcext:value-type="string">
            <text:p>-</text:p>
            <draw:frame table:end-cell-address="Feuille1.L25" table:end-x="9.01mm" table:end-y="4.95mm" draw:z-index="44" draw:style-name="gr1" draw:text-style-name="P1" svg:width="9.06mm" svg:height="5.05mm" svg:x="17.94mm" svg:y="7.9mm">
              <loext:p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M24" table:end-x="14.1mm" table:end-y="6.12mm" draw:z-index="7" draw:style-name="gr1" draw:text-style-name="P1" svg:width="12.31mm" svg:height="5.96mm" svg:x="1.79mm" svg:y="0.16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O24" table:end-x="13.71mm" table:end-y="5.98mm" draw:z-index="6" draw:style-name="gr1" draw:text-style-name="P1" svg:width="12.38mm" svg:height="5.98mm" svg:x="1.33mm" svg:y="0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number-columns-repeated="2"/>
          <table:table-cell table:style-name="ce6">
            <draw:frame table:end-cell-address="Feuille1.S24" table:end-x="12.76mm" table:end-y="6.4mm" draw:z-index="60" draw:style-name="gr1" draw:text-style-name="P1" svg:width="12.39mm" svg:height="5.98mm" svg:x="0.37mm" svg:y="0.42mm">
              <loext:p/>
              <draw:object xlink:href="./Object 59" xlink:type="simple" xlink:show="embed" xlink:actuate="onLoad"/>
              <draw:image xlink:href="./ObjectReplacements/Object 59" xlink:type="simple" xlink:show="embed" xlink:actuate="onLoad"/>
            </draw:frame>
          </table:table-cell>
          <table:table-cell table:style-name="ce10" office:value-type="float" office:value="0" calcext:value-type="float">
            <text:p>0</text:p>
          </table:table-cell>
          <table:table-cell table:style-name="ce7"/>
          <table:table-cell table:style-name="ce11" office:value-type="string" calcext:value-type="string">
            <text:p>∈{-∞ ;∞}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number-columns-repeated="9"/>
          <table:table-cell table:style-name="ce1"/>
          <table:table-cell table:style-name="ce6" office:value-type="string" calcext:value-type="string">
            <text:p>=-∞</text:p>
          </table:table-cell>
          <table:table-cell table:style-name="ce9">
            <draw:frame table:end-cell-address="Feuille1.M26" table:end-x="8.95mm" table:end-y="5.05mm" draw:z-index="45" draw:style-name="gr1" draw:text-style-name="P1" svg:width="9.03mm" svg:height="5.11mm" svg:x="17.92mm" svg:y="7.95mm">
              <loext:p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8" office:value-type="string" calcext:value-type="string">
            <text:p>-∞</text:p>
            <draw:frame table:end-cell-address="Feuille1.O26" table:end-x="12.19mm" table:end-y="5.89mm" draw:z-index="48" draw:style-name="gr1" draw:text-style-name="P1" svg:width="12.31mm" svg:height="5.96mm" svg:x="17.87mm" svg:y="7.94mm">
              <loext:p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number-columns-repeated="2" table:style-name="ce8" office:value-type="string" calcext:value-type="string">
            <text:p>-∞</text:p>
          </table:table-cell>
          <table:table-cell table:number-columns-repeated="2"/>
          <table:table-cell table:style-name="ce6" office:value-type="string" calcext:value-type="string">
            <text:p>=∞</text:p>
          </table:table-cell>
          <table:table-cell table:style-name="ce10">
            <draw:frame table:end-cell-address="Feuille1.T25" table:end-x="12.55mm" table:end-y="6.58mm" draw:z-index="66" draw:style-name="gr1" draw:text-style-name="P1" svg:width="12.49mm" svg:height="5.93mm" svg:x="0.06mm" svg:y="0.65mm">
              <loext:p/>
              <draw:object xlink:href="./Object 65" xlink:type="simple" xlink:show="embed" xlink:actuate="onLoad"/>
              <draw:image xlink:href="./ObjectReplacements/Object 65" xlink:type="simple" xlink:show="embed" xlink:actuate="onLoad"/>
            </draw:frame>
          </table:table-cell>
          <table:table-cell table:style-name="ce7" office:value-type="string" calcext:value-type="string">
            <text:p>-∞</text:p>
          </table:table-cell>
          <table:table-cell table:style-name="ce11" office:value-type="string" calcext:value-type="string">
            <text:p>∈{-∞ ;∞}</text:p>
          </table:table-cell>
          <table:table-cell table:style-name="ce8" office:value-type="string" calcext:value-type="string">
            <text:p>∞</text:p>
          </table:table-cell>
          <table:table-cell table:style-name="ce8">
            <draw:frame table:end-cell-address="Feuille1.X25" table:end-x="12.65mm" table:end-y="6.58mm" draw:z-index="69" draw:style-name="gr1" draw:text-style-name="P1" svg:width="12.49mm" svg:height="5.93mm" svg:x="0.16mm" svg:y="0.65mm">
              <loext:p/>
              <draw:object xlink:href="./Object 68" xlink:type="simple" xlink:show="embed" xlink:actuate="onLoad"/>
              <draw:image xlink:href="./ObjectReplacements/Object 68" xlink:type="simple" xlink:show="embed" xlink:actuate="onLoad"/>
            </draw:frame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number-columns-repeated="9"/>
          <table:table-cell table:style-name="ce1"/>
          <table:table-cell table:style-name="ce6">
            <draw:frame table:end-cell-address="Feuille1.K26" table:end-x="13.93mm" table:end-y="6.18mm" draw:z-index="5" draw:style-name="gr1" draw:text-style-name="P1" svg:width="12.4mm" svg:height="5.98mm" svg:x="1.53mm" svg:y="0.2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Feuille1.K26" table:end-x="13.93mm" table:end-y="6.19mm" draw:z-index="39" draw:style-name="gr1" draw:text-style-name="P1" svg:width="12.39mm" svg:height="5.98mm" svg:x="1.54mm" svg:y="0.21mm">
              <loext:p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8" office:value-type="string" calcext:value-type="string">
            <text:p>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∞</text:p>
          </table:table-cell>
          <table:table-cell table:number-columns-repeated="2"/>
          <table:table-cell table:style-name="ce3" table:number-columns-repeated="9"/>
          <table:table-cell table:number-columns-repeated="997"/>
        </table:table-row>
        <table:table-row table:style-name="ro1">
          <table:table-cell table:number-columns-repeated="9"/>
          <table:table-cell table:style-name="ce1"/>
          <table:table-cell table:style-name="ce6" office:value-type="string" calcext:value-type="string">
            <text:p>=0</text:p>
          </table:table-cell>
          <table:table-cell table:style-name="ce8" office:value-type="string" calcext:value-type="string">
            <text:p>∞</text:p>
            <draw:frame table:end-cell-address="Feuille1.M28" table:end-x="12.29mm" table:end-y="5.93mm" draw:z-index="47" draw:style-name="gr1" draw:text-style-name="P1" svg:width="12.38mm" svg:height="5.99mm" svg:x="17.91mm" svg:y="7.95mm">
              <loext:p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11" office:value-type="string" calcext:value-type="string">
            <text:p>0</text:p>
            <draw:frame table:end-cell-address="Feuille1.O28" table:end-x="8.91mm" table:end-y="5.05mm" draw:z-index="46" draw:style-name="gr1" draw:text-style-name="P1" svg:width="9.03mm" svg:height="5.11mm" svg:x="17.87mm" svg:y="7.95mm">
              <loext:p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8" office:value-type="string" calcext:value-type="string">
            <text:p>-∞</text:p>
          </table:table-cell>
          <table:table-cell table:number-columns-repeated="2"/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U27" table:end-x="14.1mm" table:end-y="6.14mm" draw:z-index="55" draw:style-name="gr1" draw:text-style-name="P1" svg:width="12.31mm" svg:height="5.96mm" svg:x="1.79mm" svg:y="0.18mm">
              <loext:p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W27" table:end-x="13.69mm" table:end-y="6mm" draw:z-index="54" draw:style-name="gr1" draw:text-style-name="P1" svg:width="12.38mm" svg:height="5.98mm" svg:x="1.31mm" svg:y="0.02mm">
              <loext:p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style-name="ce6">
            <draw:frame table:end-cell-address="Feuille1.K28" table:end-x="12.75mm" table:end-y="6.4mm" draw:z-index="4" draw:style-name="gr1" draw:text-style-name="P1" svg:width="12.39mm" svg:height="5.98mm" svg:x="0.36mm" svg:y="0.42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table:end-cell-address="Feuille1.K28" table:end-x="12.75mm" table:end-y="6.4mm" draw:z-index="38" draw:style-name="gr1" draw:text-style-name="P1" svg:width="12.39mm" svg:height="5.98mm" svg:x="0.36mm" svg:y="0.42mm">
              <loext:p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8" office:value-type="string" calcext:value-type="string">
            <text:p>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>
            <draw:frame table:end-cell-address="Feuille1.P29" table:end-x="8.9mm" table:end-y="4.97mm" draw:z-index="43" draw:style-name="gr1" draw:text-style-name="P1" svg:width="9.06mm" svg:height="5.05mm" svg:x="17.83mm" svg:y="7.93mm">
              <loext:p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number-columns-repeated="2"/>
          <table:table-cell table:style-name="ce6" office:value-type="string" calcext:value-type="string">
            <text:p>=-∞</text:p>
          </table:table-cell>
          <table:table-cell table:style-name="ce8" office:value-type="string" calcext:value-type="string">
            <text:p>-∞</text:p>
            <draw:frame table:end-cell-address="Feuille1.U29" table:end-x="12.2mm" table:end-y="5.94mm" draw:z-index="75" draw:style-name="gr1" draw:text-style-name="P1" svg:width="12.31mm" svg:height="5.96mm" svg:x="17.88mm" svg:y="7.99mm">
              <loext:p/>
              <draw:object xlink:href="./Object 86" xlink:type="simple" xlink:show="embed" xlink:actuate="onLoad"/>
              <draw:image xlink:href="./ObjectReplacements/Object 86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8" office:value-type="string" calcext:value-type="string">
            <text:p>-∞</text:p>
            <draw:frame table:end-cell-address="Feuille1.W29" table:end-x="8.89mm" table:end-y="4.97mm" draw:z-index="80" draw:style-name="gr1" draw:text-style-name="P1" svg:width="9.03mm" svg:height="5.11mm" svg:x="17.85mm" svg:y="7.87mm">
              <loext:p/>
              <draw:object xlink:href="./Object 91" xlink:type="simple" xlink:show="embed" xlink:actuate="onLoad"/>
              <draw:image xlink:href="./ObjectReplacements/Object 91" xlink:type="simple" xlink:show="embed" xlink:actuate="onLoad"/>
            </draw:frame>
          </table:table-cell>
          <table:table-cell table:style-name="ce8" office:value-type="string" calcext:value-type="string">
            <text:p>-∞</text:p>
            <draw:frame table:end-cell-address="Feuille1.X28" table:end-x="8.72mm" table:end-y="5.04mm" draw:z-index="74" draw:style-name="gr1" draw:text-style-name="P1" svg:width="9.06mm" svg:height="5.05mm" svg:x="17.65mm" svg:y="-0.01mm">
              <loext:p/>
              <draw:object xlink:href="./Object 85" xlink:type="simple" xlink:show="embed" xlink:actuate="onLoad"/>
              <draw:image xlink:href="./ObjectReplacements/Object 85" xlink:type="simple" xlink:show="embed" xlink:actuate="onLoad"/>
            </draw:frame>
          </table:table-cell>
          <table:table-cell table:style-name="ce9"/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style-name="ce6" office:value-type="string" calcext:value-type="string">
            <text:p>=∞</text:p>
          </table:table-cell>
          <table:table-cell table:number-columns-repeated="4" table:style-name="ce8" office:value-type="string" calcext:value-type="string">
            <text:p>∞</text:p>
          </table:table-cell>
          <table:table-cell table:style-name="ce8"/>
          <table:table-cell table:number-columns-repeated="2"/>
          <table:table-cell table:style-name="ce6">
            <draw:frame table:end-cell-address="Feuille1.S29" table:end-x="13.94mm" table:end-y="6.14mm" draw:z-index="53" draw:style-name="gr1" draw:text-style-name="P1" svg:width="12.4mm" svg:height="5.98mm" svg:x="1.54mm" svg:y="0.16mm">
              <loext:p/>
              <draw:object xlink:href="./Object 52" xlink:type="simple" xlink:show="embed" xlink:actuate="onLoad"/>
              <draw:image xlink:href="./ObjectReplacements/Object 52" xlink:type="simple" xlink:show="embed" xlink:actuate="onLoad"/>
            </draw:frame>
            <draw:frame table:end-cell-address="Feuille1.S29" table:end-x="13.94mm" table:end-y="6.16mm" draw:z-index="77" draw:style-name="gr1" draw:text-style-name="P1" svg:width="12.39mm" svg:height="5.98mm" svg:x="1.55mm" svg:y="0.18mm">
              <loext:p/>
              <draw:object xlink:href="./Object 88" xlink:type="simple" xlink:show="embed" xlink:actuate="onLoad"/>
              <draw:image xlink:href="./ObjectReplacements/Object 88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∞</text:p>
          </table:table-cell>
          <table:table-cell/>
          <table:table-cell table:style-name="ce3" table:number-columns-repeated="3"/>
          <table:table-cell table:number-columns-repeated="996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2" table:number-columns-repeated="3"/>
          <table:table-cell table:number-columns-repeated="3"/>
          <table:table-cell table:style-name="ce6" office:value-type="string" calcext:value-type="string">
            <text:p>=0</text:p>
          </table:table-cell>
          <table:table-cell table:style-name="ce8" office:value-type="string" calcext:value-type="string">
            <text:p>-∞</text:p>
            <draw:frame table:end-cell-address="Feuille1.U31" table:end-x="8.97mm" table:end-y="5.02mm" draw:z-index="82" draw:style-name="gr1" draw:text-style-name="P1" svg:width="9.03mm" svg:height="5.11mm" svg:x="17.93mm" svg:y="7.92mm">
              <loext:p/>
              <draw:object xlink:href="./Object 93" xlink:type="simple" xlink:show="embed" xlink:actuate="onLoad"/>
              <draw:image xlink:href="./ObjectReplacements/Object 93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11" office:value-type="string" calcext:value-type="string">
            <text:p>0</text:p>
            <draw:frame table:end-cell-address="Feuille1.W31" table:end-x="12.23mm" table:end-y="5.9mm" draw:z-index="81" draw:style-name="gr1" draw:text-style-name="P1" svg:width="12.38mm" svg:height="5.99mm" svg:x="17.84mm" svg:y="7.92mm">
              <loext:p/>
              <draw:object xlink:href="./Object 92" xlink:type="simple" xlink:show="embed" xlink:actuate="onLoad"/>
              <draw:image xlink:href="./ObjectReplacements/Object 92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8" office:value-type="string" calcext:value-type="string">
            <text:p>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2" table:number-columns-repeated="3"/>
          <table:table-cell table:number-columns-repeated="3"/>
          <table:table-cell table:style-name="ce6">
            <draw:frame table:end-cell-address="Feuille1.S31" table:end-x="12.76mm" table:end-y="6.43mm" draw:z-index="52" draw:style-name="gr1" draw:text-style-name="P1" svg:width="12.39mm" svg:height="5.98mm" svg:x="0.37mm" svg:y="0.45mm">
              <loext:p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  <draw:frame table:end-cell-address="Feuille1.S31" table:end-x="12.76mm" table:end-y="6.44mm" draw:z-index="76" draw:style-name="gr1" draw:text-style-name="P1" svg:width="12.39mm" svg:height="5.98mm" svg:x="0.37mm" svg:y="0.46mm">
              <loext:p/>
              <draw:object xlink:href="./Object 87" xlink:type="simple" xlink:show="embed" xlink:actuate="onLoad"/>
              <draw:image xlink:href="./ObjectReplacements/Object 87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8"/>
          <table:table-cell table:style-name="ce6" office:value-type="string" calcext:value-type="string">
            <text:p>=∞</text:p>
            <draw:frame table:end-cell-address="Feuille1.T32" table:end-x="9.01mm" table:end-y="5.08mm" draw:z-index="73" draw:style-name="gr1" draw:text-style-name="P1" svg:width="9.06mm" svg:height="5.05mm" svg:x="17.94mm" svg:y="0.03mm">
              <loext:p/>
              <draw:object xlink:href="./Object 84" xlink:type="simple" xlink:show="embed" xlink:actuate="onLoad"/>
              <draw:image xlink:href="./ObjectReplacements/Object 84" xlink:type="simple" xlink:show="embed" xlink:actuate="onLoad"/>
            </draw:frame>
          </table:table-cell>
          <table:table-cell table:style-name="ce10"/>
          <table:table-cell table:number-columns-repeated="4" table:style-name="ce8" office:value-type="string" calcext:value-type="string">
            <text:p>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9"/>
          <table:table-cell table:style-name="ce2" table:number-columns-repeated="2"/>
          <table:table-cell/>
          <table:table-cell table:style-name="ce2" table:number-columns-repeated="2"/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8"/>
          <table:table-cell table:style-name="ce5" office:value-type="string" calcext:value-type="string">
            <text:p>-</text:p>
            <draw:frame table:end-cell-address="Feuille1.T35" table:end-x="9.02mm" table:end-y="4.94mm" draw:z-index="84" draw:style-name="gr1" draw:text-style-name="P1" svg:width="9.06mm" svg:height="5.05mm" svg:x="17.95mm" svg:y="7.9mm">
              <loext:p/>
              <draw:object xlink:href="./Object 95" xlink:type="simple" xlink:show="embed" xlink:actuate="onLoad"/>
              <draw:image xlink:href="./ObjectReplacements/Object 95" xlink:type="simple" xlink:show="embed" xlink:actuate="onLoad"/>
            </draw:frame>
          </table:table-cell>
          <table:table-cell table:style-name="ce5" office:value-type="string" calcext:value-type="string">
            <text:p>=-∞</text:p>
          </table:table-cell>
          <table:table-cell table:style-name="ce5">
            <draw:frame table:end-cell-address="Feuille1.U34" table:end-x="14.1mm" table:end-y="6.12mm" draw:z-index="59" draw:style-name="gr1" draw:text-style-name="P1" svg:width="12.31mm" svg:height="5.96mm" svg:x="1.79mm" svg:y="0.16mm">
              <loext:p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</table:table-cell>
          <table:table-cell table:style-name="ce5" office:value-type="string" calcext:value-type="string">
            <text:p>=0</text:p>
          </table:table-cell>
          <table:table-cell table:style-name="ce6">
            <draw:frame table:end-cell-address="Feuille1.W34" table:end-x="13.69mm" table:end-y="5.98mm" draw:z-index="58" draw:style-name="gr1" draw:text-style-name="P1" svg:width="12.38mm" svg:height="5.98mm" svg:x="1.31mm" svg:y="0mm">
              <loext:p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</table:table-cell>
          <table:table-cell table:style-name="ce6" office:value-type="string" calcext:value-type="string">
            <text:p>=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8"/>
          <table:table-cell table:style-name="ce6" office:value-type="string" calcext:value-type="string">
            <text:p>=-∞</text:p>
          </table:table-cell>
          <table:table-cell table:style-name="ce9">
            <draw:frame table:end-cell-address="Feuille1.U36" table:end-x="8.97mm" table:end-y="5.04mm" draw:z-index="85" draw:style-name="gr1" draw:text-style-name="P1" svg:width="9.03mm" svg:height="5.11mm" svg:x="17.93mm" svg:y="7.93mm">
              <loext:p/>
              <draw:object xlink:href="./Object 96" xlink:type="simple" xlink:show="embed" xlink:actuate="onLoad"/>
              <draw:image xlink:href="./ObjectReplacements/Object 96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style-name="ce8" office:value-type="string" calcext:value-type="string">
            <text:p>-∞</text:p>
            <draw:frame table:end-cell-address="Feuille1.W36" table:end-x="12.17mm" table:end-y="5.88mm" draw:z-index="88" draw:style-name="gr1" draw:text-style-name="P1" svg:width="12.31mm" svg:height="5.96mm" svg:x="17.85mm" svg:y="7.92mm">
              <loext:p/>
              <draw:object xlink:href="./Object 99" xlink:type="simple" xlink:show="embed" xlink:actuate="onLoad"/>
              <draw:image xlink:href="./ObjectReplacements/Object 99" xlink:type="simple" xlink:show="embed" xlink:actuate="onLoad"/>
            </draw:frame>
          </table:table-cell>
          <table:table-cell table:number-columns-repeated="2" table:style-name="ce8" office:value-type="string" calcext:value-type="string">
            <text:p>-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8"/>
          <table:table-cell table:style-name="ce6">
            <draw:frame table:end-cell-address="Feuille1.S36" table:end-x="13.94mm" table:end-y="6.18mm" draw:z-index="57" draw:style-name="gr1" draw:text-style-name="P1" svg:width="12.4mm" svg:height="5.98mm" svg:x="1.54mm" svg:y="0.2mm">
              <loext:p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  <draw:frame table:end-cell-address="Feuille1.S36" table:end-x="13.94mm" table:end-y="6.19mm" draw:z-index="79" draw:style-name="gr1" draw:text-style-name="P1" svg:width="12.39mm" svg:height="5.98mm" svg:x="1.55mm" svg:y="0.21mm">
              <loext:p/>
              <draw:object xlink:href="./Object 90" xlink:type="simple" xlink:show="embed" xlink:actuate="onLoad"/>
              <draw:image xlink:href="./ObjectReplacements/Object 90" xlink:type="simple" xlink:show="embed" xlink:actuate="onLoad"/>
            </draw:frame>
          </table:table-cell>
          <table:table-cell table:style-name="ce8" office:value-type="string" calcext:value-type="string">
            <text:p>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1"/>
          <table:table-cell table:number-columns-repeated="8"/>
          <table:table-cell table:style-name="ce6" office:value-type="string" calcext:value-type="string">
            <text:p>=0</text:p>
          </table:table-cell>
          <table:table-cell table:style-name="ce8" office:value-type="string" calcext:value-type="string">
            <text:p>∞</text:p>
            <draw:frame table:end-cell-address="Feuille1.U38" table:end-x="12.31mm" table:end-y="5.93mm" draw:z-index="87" draw:style-name="gr1" draw:text-style-name="P1" svg:width="12.38mm" svg:height="5.99mm" svg:x="17.92mm" svg:y="7.95mm">
              <loext:p/>
              <draw:object xlink:href="./Object 98" xlink:type="simple" xlink:show="embed" xlink:actuate="onLoad"/>
              <draw:image xlink:href="./ObjectReplacements/Object 98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11" office:value-type="string" calcext:value-type="string">
            <text:p>0</text:p>
            <draw:frame table:end-cell-address="Feuille1.W38" table:end-x="8.89mm" table:end-y="5.05mm" draw:z-index="86" draw:style-name="gr1" draw:text-style-name="P1" svg:width="9.03mm" svg:height="5.11mm" svg:x="17.85mm" svg:y="7.95mm">
              <loext:p/>
              <draw:object xlink:href="./Object 97" xlink:type="simple" xlink:show="embed" xlink:actuate="onLoad"/>
              <draw:image xlink:href="./ObjectReplacements/Object 97" xlink:type="simple" xlink:show="embed" xlink:actuate="onLoad"/>
            </draw:frame>
          </table:table-cell>
          <table:table-cell table:style-name="ce9" office:value-type="string" calcext:value-type="string">
            <text:p>y</text:p>
          </table:table-cell>
          <table:table-cell table:style-name="ce8" office:value-type="string" calcext:value-type="string">
            <text:p>-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2"/>
          <table:table-cell table:number-columns-repeated="8"/>
          <table:table-cell table:style-name="ce6">
            <draw:frame table:end-cell-address="Feuille1.S38" table:end-x="12.76mm" table:end-y="6.4mm" draw:z-index="56" draw:style-name="gr1" draw:text-style-name="P1" svg:width="12.39mm" svg:height="5.98mm" svg:x="0.37mm" svg:y="0.42mm">
              <loext:p/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  <draw:frame table:end-cell-address="Feuille1.S38" table:end-x="12.76mm" table:end-y="6.4mm" draw:z-index="78" draw:style-name="gr1" draw:text-style-name="P1" svg:width="12.39mm" svg:height="5.98mm" svg:x="0.37mm" svg:y="0.42mm">
              <loext:p/>
              <draw:object xlink:href="./Object 89" xlink:type="simple" xlink:show="embed" xlink:actuate="onLoad"/>
              <draw:image xlink:href="./ObjectReplacements/Object 89" xlink:type="simple" xlink:show="embed" xlink:actuate="onLoad"/>
            </draw:frame>
          </table:table-cell>
          <table:table-cell table:style-name="ce8" office:value-type="string" calcext:value-type="string">
            <text:p>∞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8">
            <draw:frame table:end-cell-address="Feuille1.X39" table:end-x="8.88mm" table:end-y="4.97mm" draw:z-index="83" draw:style-name="gr1" draw:text-style-name="P1" svg:width="9.06mm" svg:height="5.05mm" svg:x="17.81mm" svg:y="7.93mm">
              <loext:p/>
              <draw:object xlink:href="./Object 94" xlink:type="simple" xlink:show="embed" xlink:actuate="onLoad"/>
              <draw:image xlink:href="./ObjectReplacements/Object 94" xlink:type="simple" xlink:show="embed" xlink:actuate="onLoad"/>
            </draw:frame>
          </table:table-cell>
          <table:table-cell table:style-name="ce8" office:value-type="string" calcext:value-type="string">
            <text:p>-∞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2"/>
          <table:table-cell table:number-columns-repeated="8"/>
          <table:table-cell table:style-name="ce6" office:value-type="string" calcext:value-type="string">
            <text:p>=∞</text:p>
          </table:table-cell>
          <table:table-cell table:number-columns-repeated="4" table:style-name="ce8" office:value-type="string" calcext:value-type="string">
            <text:p>∞</text:p>
          </table:table-cell>
          <table:table-cell table:style-name="ce8"/>
          <table:table-cell table:number-columns-repeated="1000"/>
        </table:table-row>
        <table:table-row table:style-name="ro1" table:number-rows-repeated="4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2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6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4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2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ce1"/>
          <table:table-cell table:number-columns-repeated="1014"/>
        </table:table-row>
        <table:table-row table:style-name="ro3" table:number-rows-repeated="3">
          <table:table-cell table:number-columns-repeated="9"/>
          <table:table-cell table:style-name="ce1"/>
          <table:table-cell table:number-columns-repeated="1014"/>
        </table:table-row>
        <table:table-row table:style-name="ro3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3" table:number-rows-repeated="4">
          <table:table-cell table:number-columns-repeated="9"/>
          <table:table-cell table:style-name="ce3"/>
          <table:table-cell table:number-columns-repeated="1014"/>
        </table:table-row>
        <table:table-row table:style-name="ro3">
          <table:table-cell table:number-columns-repeated="9"/>
          <table:table-cell table:style-name="ce2"/>
          <table:table-cell table:number-columns-repeated="1014"/>
        </table:table-row>
        <table:table-row table:style-name="ro3" table:number-rows-repeated="12">
          <table:table-cell table:number-columns-repeated="9"/>
          <table:table-cell table:style-name="ce3"/>
          <table:table-cell table:number-columns-repeated="1014"/>
        </table:table-row>
        <table:table-row table:style-name="ro3" table:number-rows-repeated="16">
          <table:table-cell table:number-columns-repeated="9"/>
          <table:table-cell table:style-name="ce1"/>
          <table:table-cell table:number-columns-repeated="1014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2:35:15.9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5.1.5.2$Windows_x86 LibreOffice_project/7a864d8825610a8c07cfc3bc01dd4fce6a9447e5</meta:generator>
    <dc:date>2016-10-21T15:45:49.680000000</dc:date>
    <meta:editing-duration>P1DT5H47M34S</meta:editing-duration>
    <meta:editing-cycles>39</meta:editing-cycles>
    <meta:document-statistic meta:table-count="1" meta:cell-count="218" meta:object-count="101"/>
  </office:meta>
</office:document-meta>
</file>

<file path=Object 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1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100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 stretchy="false">~</mo>
          </mover>
          <mrow>
            <mspace width="0.5em"/>
            <mo stretchy="false">&gt;</mo>
            <msup>
              <mn>0</mn>
              <mi>±</mi>
            </msup>
          </mrow>
        </msub>
      </mrow>
    </mstyle>
    <annotation encoding="StarMath 5.0">color white {∈ {tilde{setR}}_{`&gt;0^±}} 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 mathvariant="normal">ℝ</mi>
          <mo stretchy="false">~</mo>
        </mover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i>;</mi>
              <mi>x</mi>
              <mi>∈</mi>
              <mi mathvariant="normal">ℝ</mi>
              <mi>;</mi>
              <mi>y</mi>
              <mi>∈</mi>
              <mrow>
                <mo fence="true" stretchy="false">{</mo>
                <mrow>
                  <mrow>
                    <mrow>
                      <mrow>
                        <mo stretchy="false">+</mo>
                        <mi>,</mi>
                      </mrow>
                      <mo stretchy="false">−</mo>
                      <mi>,</mi>
                    </mrow>
                    <mi>±</mi>
                  </mrow>
                </mrow>
                <mo fence="true" stretchy="false">}</mo>
              </mrow>
            </mrow>
          </mrow>
          <mo fence="true" stretchy="false">}</mo>
        </mrow>
      </mrow>
    </mstyle>
    <annotation encoding="StarMath 5.0">color white {tilde{setR}=lbrace(x,y);x∈setR;y∈lbrace+,-,±rbrace rbrace}</annotation>
  </semantics>
</math>
</file>

<file path=Object 102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o stretchy="false">&gt;</mo>
            <msup>
              <mn>0</mn>
              <mi>±</mi>
            </msup>
          </mrow>
        </msub>
      </mrow>
    </mstyle>
    <annotation encoding="StarMath 5.0">color white {∈ {overline{setR}}_{`&gt;0^±}} </annotation>
  </semantics>
</math>
</file>

<file path=Object 1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12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 stretchy="false">~</mo>
          </mover>
          <mrow>
            <mspace width="0.5em"/>
            <mo stretchy="false">&lt;</mo>
            <msup>
              <mn>0</mn>
              <mi>±</mi>
            </msup>
          </mrow>
        </msub>
      </mrow>
    </mstyle>
    <annotation encoding="StarMath 5.0">color white {∈ {tilde{setR}}_{`&lt;0^±}} </annotation>
  </semantics>
</math>
</file>

<file path=Object 13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14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≥</mi>
            <mn>0</mn>
          </mrow>
        </msub>
      </mrow>
    </mstyle>
    <annotation encoding="StarMath 5.0">color white {∈ {overline{setR}}_{`≥0}} </annotation>
  </semantics>
</math>
</file>

<file path=Object 15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≤</mi>
            <mn>0</mn>
          </mrow>
        </msub>
      </mrow>
    </mstyle>
    <annotation encoding="StarMath 5.0">color white {∈ {overline{setR}}_{`≤0}} </annotation>
  </semantics>
</math>
</file>

<file path=Object 16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≤</mi>
            <mn>0</mn>
          </mrow>
        </msub>
      </mrow>
    </mstyle>
    <annotation encoding="StarMath 5.0">color white {∈ {overline{setR}}_{`≤0}} </annotation>
  </semantics>
</math>
</file>

<file path=Object 17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1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19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≥</mi>
            <mn>0</mn>
          </mrow>
        </msub>
      </mrow>
    </mstyle>
    <annotation encoding="StarMath 5.0">color white {∈ {overline{setR}}_{`≥0}} </annotation>
  </semantics>
</math>
</file>

<file path=Object 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2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2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2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23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24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25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26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27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2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2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3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3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3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32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33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34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35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36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3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3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3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4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4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4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42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43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44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45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46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4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4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4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5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50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51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5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53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54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55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56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5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5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5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6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6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6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6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63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≥</mi>
            <mn>0</mn>
          </mrow>
        </msub>
      </mrow>
    </mstyle>
    <annotation encoding="StarMath 5.0">color white {∈ {overline{setR}}_{`≥0}} </annotation>
  </semantics>
</math>
</file>

<file path=Object 64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≤</mi>
            <mn>0</mn>
          </mrow>
        </msub>
      </mrow>
    </mstyle>
    <annotation encoding="StarMath 5.0">color white {∈ {overline{setR}}_{`≤0}} </annotation>
  </semantics>
</math>
</file>

<file path=Object 65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≤</mi>
            <mn>0</mn>
          </mrow>
        </msub>
      </mrow>
    </mstyle>
    <annotation encoding="StarMath 5.0">color white {∈ {overline{setR}}_{`≤0}} </annotation>
  </semantics>
</math>
</file>

<file path=Object 66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6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68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>¯</mo>
          </mover>
          <mrow>
            <mspace width="0.5em"/>
            <mi>≥</mi>
            <mn>0</mn>
          </mrow>
        </msub>
      </mrow>
    </mstyle>
    <annotation encoding="StarMath 5.0">color white {∈ {overline{setR}}_{`≥0}} </annotation>
  </semantics>
</math>
</file>

<file path=Object 6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7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7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7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73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74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 stretchy="false">~</mo>
          </mover>
          <mrow>
            <mspace width="0.5em"/>
            <mo stretchy="false">&gt;</mo>
            <msup>
              <mn>0</mn>
              <mrow>
                <mrow/>
                <mo stretchy="false">+</mo>
                <mrow/>
              </mrow>
            </msup>
          </mrow>
        </msub>
      </mrow>
    </mstyle>
    <annotation encoding="StarMath 5.0">color white {∈{tilde{setR}}_{`&gt;0^{{}+{}}}} </annotation>
  </semantics>
</math>
</file>

<file path=Object 75/content.xml><?xml version="1.0" encoding="utf-8"?>
<math xmlns="http://www.w3.org/1998/Math/MathML" display="block">
  <semantics>
    <mstyle color="white">
      <mrow>
        <mi>∈</mi>
        <msub>
          <mover accent="true">
            <mi mathvariant="normal">ℝ</mi>
            <mo stretchy="false">~</mo>
          </mover>
          <mrow>
            <mspace width="0.5em"/>
            <mo stretchy="false">&lt;</mo>
            <msup>
              <mn>0</mn>
              <mrow>
                <mrow/>
                <mo stretchy="false">−</mo>
                <mrow/>
              </mrow>
            </msup>
          </mrow>
        </msub>
      </mrow>
    </mstyle>
    <annotation encoding="StarMath 5.0">color white {∈{tilde{setR}}_{`&lt;0^{{}-{}}}} </annotation>
  </semantics>
</math>
</file>

<file path=Object 76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 stretchy="false">~</mo>
        </mover>
      </mrow>
    </mstyle>
    <annotation encoding="StarMath 5.0">color white {∈ tilde{setR}} </annotation>
  </semantics>
</math>
</file>

<file path=Object 7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7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79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80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81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8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83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84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85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86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87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8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8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90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

<file path=Object 91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92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93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94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95/content.xml><?xml version="1.0" encoding="utf-8"?>
<math xmlns="http://www.w3.org/1998/Math/MathML" display="block">
  <semantics>
    <mstyle color="white">
      <mrow>
        <mi>∈</mi>
        <mover accent="true">
          <mi mathvariant="normal">ℝ</mi>
          <mo>¯</mo>
        </mover>
      </mrow>
    </mstyle>
    <annotation encoding="StarMath 5.0">color white {∈ overline{setR}} </annotation>
  </semantics>
</math>
</file>

<file path=Object 96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97/content.xml><?xml version="1.0" encoding="utf-8"?>
<math xmlns="http://www.w3.org/1998/Math/MathML" display="block">
  <semantics>
    <mstyle color="white">
      <mrow>
        <mi>∈</mi>
        <mi mathvariant="normal">ℝ</mi>
      </mrow>
    </mstyle>
    <annotation encoding="StarMath 5.0">color white {∈ setR} </annotation>
  </semantics>
</math>
</file>

<file path=Object 98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gt;</mo>
            <mn>0</mn>
          </mrow>
        </msub>
      </mrow>
    </mstyle>
    <annotation encoding="StarMath 5.0">color white {∈setR_{`&gt;0}} </annotation>
  </semantics>
</math>
</file>

<file path=Object 99/content.xml><?xml version="1.0" encoding="utf-8"?>
<math xmlns="http://www.w3.org/1998/Math/MathML" display="block">
  <semantics>
    <mstyle color="white">
      <mrow>
        <mi>∈</mi>
        <msub>
          <mi mathvariant="normal">ℝ</mi>
          <mrow>
            <mspace width="0.5em"/>
            <mo stretchy="false">&lt;</mo>
            <mn>0</mn>
          </mrow>
        </msub>
      </mrow>
    </mstyle>
    <annotation encoding="StarMath 5.0">color white {∈setR_{`&lt;0}} </annotation>
  </semantics>
</math>
</file>